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Line_20_Style_20_9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  <style:text-properties fo:color="#4c4c4c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color="#4c4c4c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4c4c4c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0.795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1.27cm" svg:x="6.08cm" svg:y="5.68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905cm" svg:height="1.27cm" svg:x="4.175cm" svg:y="8.62cm">
          <text:p text:style-name="P2">q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905cm" svg:height="1.27cm" svg:x="7.985cm" svg:y="11.16cm">
          <text:p text:style-name="P2"><text:span text:style-name="T1">libxml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5cm" svg:height="1.27cm" svg:x="7.985cm" svg:y="8.62cm">
          <text:p text:style-name="P2"><text:span text:style-name="T1">libxml+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905cm" svg:height="1.27cm" svg:x="7.985cm" svg:y="13.7cm">
          <text:p text:style-name="P2"><text:span text:style-name="T1">iconv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4cm" svg:y1="10.325cm" svg:x2="10.525cm" svg:y2="10.325cm">
          <text:p/>
        </draw:line>
        <draw:frame draw:style-name="gr5" draw:text-style-name="P4" draw:layer="layout" svg:width="3.81cm" svg:height="1.52cm" svg:x="3.54cm" svg:y="11.16cm">
          <draw:text-box>
            <text:p text:style-name="P3"><text:span text:style-name="T2">Inferred dependencies</text:span></text:p>
          </draw:text-box>
        </draw:frame>
        <draw:connector draw:style-name="gr6" draw:text-style-name="P1" draw:layer="layout" svg:x1="7.032cm" svg:y1="6.95cm" svg:x2="5.127cm" svg:y2="8.62cm" draw:start-shape="id1" draw:start-glue-point="2" draw:end-shape="id2" draw:end-glue-point="0" svg:d="m7032 6950v835h-1905v835">
          <text:p/>
        </draw:connector>
        <draw:connector draw:style-name="gr6" draw:text-style-name="P1" draw:layer="layout" svg:x1="7.032cm" svg:y1="6.95cm" svg:x2="8.937cm" svg:y2="8.62cm" draw:start-shape="id1" draw:start-glue-point="2" draw:end-shape="id3" draw:end-glue-point="0" svg:d="m7032 6950v835h1905v835">
          <text:p/>
        </draw:connector>
        <draw:connector draw:style-name="gr6" draw:text-style-name="P1" draw:layer="layout" svg:x1="8.937cm" svg:y1="9.89cm" svg:x2="8.937cm" svg:y2="11.16cm" draw:start-shape="id3" draw:start-glue-point="2" draw:end-shape="id4" draw:end-glue-point="0" svg:d="m8937 9890v1270">
          <text:p/>
        </draw:connector>
        <draw:connector draw:style-name="gr6" draw:text-style-name="P1" draw:layer="layout" svg:x1="8.937cm" svg:y1="12.43cm" svg:x2="8.937cm" svg:y2="13.7cm" draw:start-shape="id4" draw:start-glue-point="2" draw:end-shape="id5" draw:end-glue-point="0" svg:d="m8937 12430v1270">
          <text:p/>
        </draw:connector>
        <draw:frame draw:style-name="gr7" draw:text-style-name="P3" draw:layer="layout" svg:width="6.985cm" svg:height="0.725cm" svg:x="3.54cm" svg:y="4.81cm">
          <draw:text-box>
            <text:p text:style-name="P3"><text:span text:style-name="T2">gui package 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is Wilke</meta:initial-creator>
    <meta:creation-date>2012-09-09T13:55:10</meta:creation-date>
    <dc:date>2012-09-09T14:04:11</dc:date>
    <dc:creator>Alexis Wilke</dc:creator>
    <meta:editing-duration>PT9M2S</meta:editing-duration>
    <meta:editing-cycles>1</meta:editing-cycles>
    <meta:document-statistic meta:object-count="13"/>
    <meta:generator>LibreOffice/3.3$Unix LibreOffice_project/330m19$Build-401</meta:generator>
  </office:meta>
</office:document-meta>
</file>